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f481" officeooo:paragraph-rsid="001ff481"/>
    </style:style>
    <style:style style:name="P5" style:family="paragraph" style:parent-style-name="Standard">
      <style:text-properties officeooo:paragraph-rsid="001ff481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f4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57332262" text:style-name="Outline">
        <text:list-item>
          <text:h text:style-name="P4" text:outline-level="1">ListTile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5"><text:a xlink:type="simple" xlink:href="https://stackoverflow.com/questions/47107027/how-to-center-the-title-of-a-listtile-in-flutter" text:style-name="Internet_20_link" text:visited-style-name="Visited_20_Internet_20_Link"><text:span text:style-name="T4">Como hacerlo mas flexible y como centrarl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2-22T22:58:28.259000000</meta:creation-date>
    <meta:editing-duration>PT1H29M46S</meta:editing-duration>
    <meta:generator>LibreOffice/6.1.3.2$Windows_X86_64 LibreOffice_project/86daf60bf00efa86ad547e59e09d6bb77c699acb</meta:generator>
    <dc:date>2018-12-23T00:38:28.239000000</dc:date>
    <meta:document-statistic meta:table-count="0" meta:image-count="0" meta:object-count="0" meta:page-count="2" meta:paragraph-count="10" meta:word-count="23" meta:character-count="169" meta:non-whitespace-character-count="1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